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7"/>
    <style:style style:name="P2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Podstawowe komendy</text:span></text:h>
      <text:list xml:id="list4104539749" text:style-name="L1">
        <text:list-item>
          <text:p text:style-name="P4"><text:span text:style-name="Source_20_Text">git init</text:span> – Tworzy nowe repozytorium Git w bieżącym katalogu.</text:p>
        </text:list-item>
        <text:list-item>
          <text:p text:style-name="P4"><text:span text:style-name="Source_20_Text">git clone &lt;URL&gt;</text:span> – Klonuje istniejące repozytorium z podanego URL.</text:p>
        </text:list-item>
        <text:list-item>
          <text:p text:style-name="P4"><text:span text:style-name="Source_20_Text">git status</text:span> – Pokazuje aktualny status plików w repozytorium (zmienione, śledzone, nieśledzone).</text:p>
        </text:list-item>
        <text:list-item>
          <text:p text:style-name="P4"><text:span text:style-name="Source_20_Text">git add &lt;plik&gt;</text:span> – Dodaje plik do obszaru staging (przygotowuje do commitowania).</text:p>
        </text:list-item>
        <text:list-item>
          <text:p text:style-name="P4"><text:span text:style-name="Source_20_Text">git add .</text:span> – Dodaje wszystkie zmienione pliki do obszaru staging.</text:p>
        </text:list-item>
        <text:list-item>
          <text:p text:style-name="P4"><text:span text:style-name="Source_20_Text">git commit -m "Opis"</text:span> – Tworzy commit z opisem zmian.</text:p>
        </text:list-item>
        <text:list-item>
          <text:p text:style-name="P4"><text:span text:style-name="Source_20_Text">git commit --amend -m "Nowy opis"</text:span> – Modyfikuje ostatni commit (np. poprawia opis).</text:p>
        </text:list-item>
        <text:list-item>
          <text:p text:style-name="P4"><text:span text:style-name="Source_20_Text">git log</text:span> – Wyświetla historię commitów.</text:p>
        </text:list-item>
        <text:list-item>
          <text:p text:style-name="P3"><text:span text:style-name="Source_20_Text">git diff</text:span> – Pokazuje różnice między plikami w obszarze roboczym a ostatnim commitem.</text:p>
        </text:list-item>
      </text:list>
      <text:h text:style-name="Heading_20_4" text:outline-level="4">🔹 <text:span text:style-name="Strong_20_Emphasis">Praca z branchami (gałęziami)</text:span></text:h>
      <text:list xml:id="list1863237397" text:style-name="L2">
        <text:list-item>
          <text:p text:style-name="P6"><text:span text:style-name="Source_20_Text">git branch</text:span> – Wyświetla listę branchy.</text:p>
        </text:list-item>
        <text:list-item>
          <text:p text:style-name="P6"><text:span text:style-name="Source_20_Text">git branch &lt;nazwa&gt;</text:span> – Tworzy nowy branch.</text:p>
        </text:list-item>
        <text:list-item>
          <text:p text:style-name="P6"><text:span text:style-name="Source_20_Text">git checkout &lt;nazwa&gt;</text:span> – Przełącza się na wybrany branch.</text:p>
        </text:list-item>
        <text:list-item>
          <text:p text:style-name="P6"><text:span text:style-name="Source_20_Text">git checkout -b &lt;nazwa&gt;</text:span> – Tworzy i przełącza się na nowy branch.</text:p>
        </text:list-item>
        <text:list-item>
          <text:p text:style-name="P6"><text:span text:style-name="Source_20_Text">git merge &lt;branch&gt;</text:span> – Łączy wskazany branch z aktualnym.</text:p>
        </text:list-item>
        <text:list-item>
          <text:p text:style-name="P6"><text:span text:style-name="Source_20_Text">git rebase &lt;branch&gt;</text:span> – Przenosi zmiany z innego brancha na obecny.</text:p>
        </text:list-item>
        <text:list-item>
          <text:p text:style-name="P6"><text:span text:style-name="Source_20_Text">git branch -d &lt;nazwa&gt;</text:span> – Usuwa lokalny branch (jeśli został zmergowany).</text:p>
        </text:list-item>
        <text:list-item>
          <text:p text:style-name="P5"><text:span text:style-name="Source_20_Text">git branch -D &lt;nazwa&gt;</text:span> – Wymusza usunięcie lokalnego brancha.</text:p>
        </text:list-item>
      </text:list>
      <text:h text:style-name="Heading_20_4" text:outline-level="4">🔹 <text:span text:style-name="Strong_20_Emphasis">Praca z remote (zdalnym repozytorium)</text:span></text:h>
      <text:list xml:id="list1878771780" text:style-name="L3">
        <text:list-item>
          <text:p text:style-name="P8"><text:span text:style-name="Source_20_Text">git remote -v</text:span> – Wyświetla zdalne repozytoria.</text:p>
        </text:list-item>
        <text:list-item>
          <text:p text:style-name="P8"><text:span text:style-name="Source_20_Text">git remote add origin &lt;URL&gt;</text:span> – Dodaje zdalne repozytorium.</text:p>
        </text:list-item>
        <text:list-item>
          <text:p text:style-name="P8"><text:span text:style-name="Source_20_Text">git fetch</text:span> – Pobiera zmiany ze zdalnego repozytorium (bez łączenia).</text:p>
        </text:list-item>
        <text:list-item>
          <text:p text:style-name="P8"><text:span text:style-name="Source_20_Text">git pull</text:span> – Pobiera i łączy zmiany z zdalnego repozytorium.</text:p>
        </text:list-item>
        <text:list-item>
          <text:p text:style-name="P8"><text:span text:style-name="Source_20_Text">git push -u origin &lt;branch&gt;</text:span> – Wysyła zmiany do zdalnego repozytorium i ustawia domyślny remote.</text:p>
        </text:list-item>
        <text:list-item>
          <text:p text:style-name="P7"><text:span text:style-name="Source_20_Text">git push</text:span> – Wysyła zmiany do domyślnego remote.</text:p>
        </text:list-item>
      </text:list>
      <text:h text:style-name="Heading_20_4" text:outline-level="4">🔹 <text:span text:style-name="Strong_20_Emphasis">Cofanie zmian</text:span></text:h>
      <text:list xml:id="list226276097" text:style-name="L4">
        <text:list-item>
          <text:p text:style-name="P10"><text:span text:style-name="Source_20_Text">git reset --hard &lt;commit&gt;</text:span> – Resetuje repozytorium do określonego commita (usuwa zmiany).</text:p>
        </text:list-item>
        <text:list-item>
          <text:p text:style-name="P10"><text:span text:style-name="Source_20_Text">git reset --soft &lt;commit&gt;</text:span> – Cofnięcie do commita, ale zachowanie zmian w staging.</text:p>
        </text:list-item>
        <text:list-item>
          <text:p text:style-name="P10"><text:span text:style-name="Source_20_Text">git checkout -- &lt;plik&gt;</text:span> – Przywraca plik do ostatniej zatwierdzonej wersji.</text:p>
        </text:list-item>
        <text:list-item>
          <text:p text:style-name="P9"><text:span text:style-name="Source_20_Text">git revert &lt;commit&gt;</text:span> – Tworzy nowy commit cofający wybrany commit.</text:p>
        </text:list-item>
      </text:list>
      <text:h text:style-name="Heading_20_4" text:outline-level="4">🔹 <text:span text:style-name="Strong_20_Emphasis">Stashing (przechowywanie tymczasowe zmian)</text:span></text:h>
      <text:list xml:id="list2259624608" text:style-name="L5">
        <text:list-item>
          <text:p text:style-name="P12"><text:span text:style-name="Source_20_Text">git stash</text:span> – Zapisuje bieżące zmiany i resetuje repo do ostatniego commita.</text:p>
        </text:list-item>
        <text:list-item>
          <text:p text:style-name="P12"><text:soft-page-break/><text:span text:style-name="Source_20_Text">git stash pop</text:span> – Przywraca ostatni stash i usuwa go z listy.</text:p>
        </text:list-item>
        <text:list-item>
          <text:p text:style-name="P12"><text:span text:style-name="Source_20_Text">git stash list</text:span> – Wyświetla zapisane stash'e.</text:p>
        </text:list-item>
        <text:list-item>
          <text:p text:style-name="P11"><text:span text:style-name="Source_20_Text">git stash apply</text:span> – Przywraca ostatni stash (ale go nie usuwa).</text:p>
        </text:list-item>
      </text:list>
      <text:h text:style-name="Heading_20_4" text:outline-level="4">🔹 <text:span text:style-name="Strong_20_Emphasis">Tagowanie wersji</text:span></text:h>
      <text:list xml:id="list3920411148" text:style-name="L6">
        <text:list-item>
          <text:p text:style-name="P14"><text:span text:style-name="Source_20_Text">git tag &lt;nazwa&gt;</text:span> – Tworzy tag w obecnym commicie.</text:p>
        </text:list-item>
        <text:list-item>
          <text:p text:style-name="P14"><text:span text:style-name="Source_20_Text">git tag -a &lt;nazwa&gt; -m "Opis"</text:span> – Tworzy tag z opisem.</text:p>
        </text:list-item>
        <text:list-item>
          <text:p text:style-name="P14"><text:span text:style-name="Source_20_Text">git tag</text:span> – Wyświetla listę tagów.</text:p>
        </text:list-item>
        <text:list-item>
          <text:p text:style-name="P13"><text:span text:style-name="Source_20_Text">git push origin &lt;nazwa&gt;</text:span> – Wysyła tag do zdalnego repozytorium.</text:p>
        </text:list-item>
      </text:list>
      <text:p text:style-name="Standard"/>
      <text:h text:style-name="Heading_20_4" text:outline-level="4">🔹 <text:span text:style-name="Strong_20_Emphasis">Sparse Checkout (pobieranie tylko wybranych plików/katalogów)</text:span></text:h>
      <text:p text:style-name="Text_20_body">Sparse checkout pozwala klonować lub pobierać tylko wybrane pliki/katalogi, zamiast całego repozytorium.</text:p>
      <text:list xml:id="list3144634197" text:style-name="L7">
        <text:list-item>
          <text:p text:style-name="P15"><text:span text:style-name="Strong_20_Emphasis">Włącz tryb sparse checkout</text:span></text:p>
          <text:p text:style-name="P1">bash</text:p>
          <text:p text:style-name="P1">KopiujEdytuj</text:p>
          <text:p text:style-name="P2"><text:span text:style-name="Source_20_Text">git sparse-checkout init</text:span></text:p>
        </text:list-item>
        <text:list-item>
          <text:p text:style-name="P15"><text:span text:style-name="Strong_20_Emphasis">Określ katalogi/pliki do pobrania</text:span></text:p>
          <text:p text:style-name="P1">bash</text:p>
          <text:p text:style-name="P1">KopiujEdytuj</text:p>
          <text:p text:style-name="P2"><text:span text:style-name="Source_20_Text">git sparse-checkout set &lt;ścieżka/do/katalogu&gt; &lt;ścieżka/do/pliku&gt;</text:span></text:p>
          <text:p text:style-name="P15">np.</text:p>
          <text:p text:style-name="P1">bash</text:p>
          <text:p text:style-name="P1">KopiujEdytuj</text:p>
          <text:p text:style-name="P2"><text:span text:style-name="Source_20_Text">git sparse-checkout set src/ docs/ README.md</text:span></text:p>
        </text:list-item>
        <text:list-item>
          <text:p text:style-name="P15"><text:span text:style-name="Strong_20_Emphasis">Skopiuj repozytorium z trybem sparse-checkout od razu</text:span></text:p>
          <text:p text:style-name="P1">bash</text:p>
          <text:p text:style-name="P1">KopiujEdytuj</text:p>
          <text:p text:style-name="P2"><text:span text:style-name="Source_20_Text">git clone --filter=blob:none --sparse &lt;URL&gt;</text:span></text:p>
        </text:list-item>
        <text:list-item>
          <text:p text:style-name="P15"><text:span text:style-name="Strong_20_Emphasis">Dodanie kolejnych katalogów/pliku do sparse-checkout</text:span></text:p>
          <text:p text:style-name="P1">bash</text:p>
          <text:p text:style-name="P1">KopiujEdytuj</text:p>
          <text:p text:style-name="P2"><text:span text:style-name="Source_20_Text">git sparse-checkout add &lt;ścieżka/do/katalogu&gt;</text:span></text:p>
        </text:list-item>
        <text:list-item>
          <text:p text:style-name="P15"><text:span text:style-name="Strong_20_Emphasis">Wyłączenie sparse-checkout (pobranie całego repozytorium)</text:span></text:p>
          <text:p text:style-name="P1">bash</text:p>
          <text:p text:style-name="P1">KopiujEdytuj</text:p>
          <text:p text:style-name="P2"><text:span text:style-name="Source_20_Text">git sparse-checkout disabl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29:32.091261974</meta:creation-date>
    <dc:date>2025-02-12T17:30:49.013834423</dc:date>
    <meta:editing-duration>PT1M17S</meta:editing-duration>
    <meta:editing-cycles>1</meta:editing-cycles>
    <meta:document-statistic meta:table-count="0" meta:image-count="0" meta:object-count="0" meta:page-count="2" meta:paragraph-count="67" meta:word-count="471" meta:character-count="3116" meta:non-whitespace-character-count="2722"/>
    <meta:generator>LibreOffice/7.3.7.2$Linux_X86_64 LibreOffice_project/30$Build-2</meta:generator>
  </office:meta>
</office:document-meta>
</file>